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automatic-styles>
    <style:style style:family="paragraph" style:name="afb01b2" style:parent-style-name="Normal">
      <style:paragraph-properties fo:line-height="100%" fo:margin-bottom="0.0mm"/>
    </style:style>
    <style:style style:family="table-cell" style:name="a1c57b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63268" style:parent-style-name="Normal">
      <style:paragraph-properties fo:line-height="100%" fo:margin-bottom="0.0mm"/>
    </style:style>
    <style:style style:family="paragraph" style:name="a9cc4ce" style:parent-style-name="Normal">
      <style:paragraph-properties fo:line-height="100%" fo:margin-bottom="0.0mm"/>
    </style:style>
    <style:style style:family="table-cell" style:name="a4aea6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fafc5" style:parent-style-name="Normal">
      <style:paragraph-properties fo:line-height="100%" fo:margin-bottom="0.0mm"/>
    </style:style>
    <style:style style:family="table-cell" style:name="a9b191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d01f5" style:parent-style-name="Normal">
      <style:paragraph-properties fo:line-height="100%" fo:margin-bottom="0.0mm"/>
    </style:style>
    <style:style style:family="table-cell" style:name="a6204f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de35f" style:parent-style-name="Normal">
      <style:paragraph-properties fo:line-height="100%" fo:margin-bottom="0.0mm"/>
    </style:style>
    <style:style style:family="table-cell" style:name="a90801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3f3c1" style:parent-style-name="Normal">
      <style:paragraph-properties fo:line-height="100%" fo:margin-bottom="0.0mm"/>
    </style:style>
    <style:style style:family="table-cell" style:name="a8f338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be732" style:parent-style-name="Normal">
      <style:paragraph-properties fo:line-height="100%" fo:margin-bottom="0.0mm"/>
    </style:style>
    <style:style style:family="table-cell" style:name="af4a1e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567ac" style:parent-style-name="Normal">
      <style:paragraph-properties fo:line-height="100%" fo:margin-bottom="0.0mm"/>
    </style:style>
    <style:style style:family="table-cell" style:name="a82ab8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37b96" style:parent-style-name="Normal">
      <style:paragraph-properties fo:line-height="100%" fo:margin-bottom="0.0mm"/>
    </style:style>
    <style:style style:family="table-cell" style:name="a5f806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4ab43" style:parent-style-name="Normal">
      <style:paragraph-properties fo:line-height="100%" fo:margin-bottom="0.0mm"/>
    </style:style>
    <style:style style:family="table-cell" style:name="af04ec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ef5cc" style:parent-style-name="Normal">
      <style:paragraph-properties fo:line-height="100%" fo:margin-bottom="0.0mm"/>
    </style:style>
    <style:style style:family="table-cell" style:name="ae4d7b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97f4" style:parent-style-name="Normal">
      <style:paragraph-properties fo:line-height="100%" fo:margin-bottom="0.0mm"/>
    </style:style>
    <style:style style:family="table-cell" style:name="ab2ab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7f5d0" style:parent-style-name="Normal">
      <style:paragraph-properties fo:line-height="100%" fo:margin-bottom="0.0mm"/>
    </style:style>
    <style:style style:family="table-cell" style:name="a4167a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de270" style:parent-style-name="Normal">
      <style:paragraph-properties fo:line-height="100%" fo:margin-bottom="0.0mm"/>
    </style:style>
    <style:style style:family="table-cell" style:name="ae713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446cc" style:parent-style-name="Normal">
      <style:paragraph-properties fo:line-height="100%" fo:margin-bottom="0.0mm"/>
    </style:style>
    <style:style style:family="table-cell" style:name="a11209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40b9e" style:parent-style-name="Normal">
      <style:paragraph-properties fo:line-height="100%" fo:margin-bottom="0.0mm"/>
    </style:style>
    <style:style style:family="table-cell" style:name="a53724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a6805" style:parent-style-name="Normal">
      <style:paragraph-properties fo:line-height="100%" fo:margin-bottom="0.0mm"/>
    </style:style>
    <style:style style:family="table-cell" style:name="ad0031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3910e" style:parent-style-name="Normal">
      <style:paragraph-properties fo:line-height="100%" fo:margin-bottom="0.0mm"/>
    </style:style>
    <style:style style:family="table-cell" style:name="a76d72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d7c6a" style:parent-style-name="Normal">
      <style:paragraph-properties fo:line-height="100%" fo:margin-bottom="0.0mm"/>
    </style:style>
    <style:style style:family="table-cell" style:name="af3bf3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c3b16" style:parent-style-name="Normal">
      <style:paragraph-properties fo:line-height="100%" fo:margin-bottom="0.0mm"/>
    </style:style>
    <style:style style:family="table-cell" style:name="aeddf8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e9ea6" style:parent-style-name="Normal">
      <style:paragraph-properties fo:line-height="100%" fo:margin-bottom="0.0mm"/>
    </style:style>
    <style:style style:family="table-cell" style:name="ab061a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ca66c" style:parent-style-name="Normal">
      <style:paragraph-properties fo:line-height="100%" fo:margin-bottom="0.0mm"/>
    </style:style>
    <style:style style:family="table-cell" style:name="a546b2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7d7cb" style:parent-style-name="Normal">
      <style:paragraph-properties fo:line-height="100%" fo:margin-bottom="0.0mm"/>
    </style:style>
    <style:style style:family="table-cell" style:name="af69d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6755" style:parent-style-name="Normal">
      <style:paragraph-properties fo:line-height="100%" fo:margin-bottom="0.0mm"/>
    </style:style>
    <style:style style:family="table-cell" style:name="a864d3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368b" style:parent-style-name="Normal">
      <style:paragraph-properties fo:line-height="100%" fo:margin-bottom="0.0mm"/>
    </style:style>
    <style:style style:family="table-cell" style:name="aee7ff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46464" style:parent-style-name="Normal">
      <style:paragraph-properties fo:line-height="100%" fo:margin-bottom="0.0mm"/>
    </style:style>
    <style:style style:family="table-cell" style:name="a10e62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6c4f5" style:parent-style-name="Normal">
      <style:paragraph-properties fo:line-height="100%" fo:margin-bottom="0.0mm"/>
    </style:style>
    <style:style style:family="table-cell" style:name="a9d9b4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046cb" style:parent-style-name="Normal">
      <style:paragraph-properties fo:line-height="100%" fo:margin-bottom="0.0mm"/>
    </style:style>
    <style:style style:family="table-cell" style:name="acfd4b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c5adf" style:parent-style-name="Normal">
      <style:paragraph-properties fo:line-height="100%" fo:margin-bottom="0.0mm"/>
    </style:style>
    <style:style style:family="table-cell" style:name="a8bf92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e1e3c" style:parent-style-name="Normal">
      <style:paragraph-properties fo:line-height="100%" fo:margin-bottom="0.0mm"/>
    </style:style>
    <style:style style:family="table-cell" style:name="a0f2b8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28aba" style:parent-style-name="Normal">
      <style:paragraph-properties fo:line-height="100%" fo:margin-bottom="0.0mm"/>
    </style:style>
    <style:style style:family="table-cell" style:name="a17600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f9655" style:parent-style-name="Normal">
      <style:paragraph-properties fo:line-height="100%" fo:margin-bottom="0.0mm"/>
    </style:style>
    <style:style style:family="table-cell" style:name="a25da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22716" style:parent-style-name="Normal">
      <style:paragraph-properties fo:line-height="100%" fo:margin-bottom="0.0mm"/>
    </style:style>
    <style:style style:family="table-cell" style:name="ab8bb1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a5b9f" style:parent-style-name="Normal">
      <style:paragraph-properties fo:line-height="100%" fo:margin-bottom="0.0mm"/>
    </style:style>
    <style:style style:family="table-cell" style:name="a4b392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a1ea8" style:parent-style-name="Normal">
      <style:paragraph-properties fo:line-height="100%" fo:margin-bottom="0.0mm"/>
    </style:style>
    <style:style style:family="table-cell" style:name="acbb20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f8e25" style:parent-style-name="Normal">
      <style:paragraph-properties fo:line-height="100%" fo:margin-bottom="0.0mm"/>
    </style:style>
    <style:style style:family="table-cell" style:name="a72de8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1acdc" style:parent-style-name="Normal">
      <style:paragraph-properties fo:line-height="100%" fo:margin-bottom="0.0mm"/>
    </style:style>
    <style:style style:family="table-cell" style:name="a6cbe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c5f8b" style:parent-style-name="Normal">
      <style:paragraph-properties fo:line-height="100%" fo:margin-bottom="0.0mm"/>
    </style:style>
    <style:style style:family="table-cell" style:name="a3a38d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1d00" style:parent-style-name="Normal">
      <style:paragraph-properties fo:line-height="100%" fo:margin-bottom="0.0mm"/>
    </style:style>
    <style:style style:family="table-cell" style:name="abe506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23abe" style:parent-style-name="Normal">
      <style:paragraph-properties fo:line-height="100%" fo:margin-bottom="0.0mm"/>
    </style:style>
    <style:style style:family="table-cell" style:name="a6b8df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f9dff" style:parent-style-name="Normal">
      <style:paragraph-properties fo:line-height="100%" fo:margin-bottom="0.0mm"/>
    </style:style>
    <style:style style:family="table-cell" style:name="a59c57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f133c" style:parent-style-name="Normal">
      <style:paragraph-properties fo:line-height="100%" fo:margin-bottom="0.0mm"/>
    </style:style>
    <style:style style:family="table-cell" style:name="a4a55e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2e4a0" style:parent-style-name="Normal">
      <style:paragraph-properties fo:line-height="100%" fo:margin-bottom="0.0mm"/>
    </style:style>
    <style:style style:family="table-cell" style:name="add51c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0b9da" style:parent-style-name="Normal">
      <style:paragraph-properties fo:line-height="100%" fo:margin-bottom="0.0mm"/>
    </style:style>
    <style:style style:family="table-cell" style:name="ac51c2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b9a65" style:parent-style-name="Normal">
      <style:paragraph-properties fo:line-height="100%" fo:margin-bottom="0.0mm"/>
    </style:style>
    <style:style style:family="table-cell" style:name="a6c17a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85526" style:parent-style-name="Normal">
      <style:paragraph-properties fo:line-height="100%" fo:margin-bottom="0.0mm"/>
    </style:style>
    <style:style style:family="table-cell" style:name="ac9565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bd6f0" style:parent-style-name="Normal">
      <style:paragraph-properties fo:line-height="100%" fo:margin-bottom="0.0mm"/>
    </style:style>
    <style:style style:family="table-cell" style:name="a92067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55b5c" style:parent-style-name="Normal">
      <style:paragraph-properties fo:line-height="100%" fo:margin-bottom="0.0mm"/>
    </style:style>
    <style:style style:family="table-cell" style:name="a4ddd7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321fa" style:parent-style-name="Normal">
      <style:paragraph-properties fo:line-height="100%" fo:margin-bottom="0.0mm"/>
    </style:style>
    <style:style style:family="table-cell" style:name="a514ad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9abdd" style:parent-style-name="Normal">
      <style:paragraph-properties fo:line-height="100%" fo:margin-bottom="0.0mm"/>
    </style:style>
    <style:style style:family="table-cell" style:name="a38f8a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9bbdc" style:parent-style-name="Normal">
      <style:paragraph-properties fo:line-height="100%" fo:margin-bottom="0.0mm"/>
    </style:style>
    <style:style style:family="table-cell" style:name="a2b5f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aa643" style:parent-style-name="Normal">
      <style:paragraph-properties fo:line-height="100%" fo:margin-bottom="0.0mm"/>
    </style:style>
    <style:style style:family="table-cell" style:name="a0f26b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32aa3" style:parent-style-name="Normal">
      <style:paragraph-properties fo:line-height="100%" fo:margin-bottom="0.0mm"/>
    </style:style>
    <style:style style:family="table-cell" style:name="abc099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d5d04" style:parent-style-name="Normal">
      <style:paragraph-properties fo:line-height="100%" fo:margin-bottom="0.0mm"/>
    </style:style>
    <style:style style:family="table-cell" style:name="a5814d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049bb" style:parent-style-name="Normal">
      <style:paragraph-properties fo:line-height="100%" fo:margin-bottom="0.0mm"/>
    </style:style>
    <style:style style:family="table-cell" style:name="af8d71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e4199" style:parent-style-name="Normal">
      <style:paragraph-properties fo:line-height="100%" fo:margin-bottom="0.0mm"/>
    </style:style>
    <style:style style:family="table-cell" style:name="adf70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75a27" style:parent-style-name="Normal">
      <style:paragraph-properties fo:line-height="100%" fo:margin-bottom="0.0mm"/>
    </style:style>
    <style:style style:family="table-cell" style:name="a5bdfa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ee844" style:parent-style-name="Normal">
      <style:paragraph-properties fo:line-height="100%" fo:margin-bottom="0.0mm"/>
    </style:style>
    <style:style style:family="table-cell" style:name="a67823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ed144" style:parent-style-name="Normal">
      <style:paragraph-properties fo:line-height="100%" fo:margin-bottom="0.0mm"/>
    </style:style>
    <style:style style:family="table-cell" style:name="a2ce2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6c15f" style:parent-style-name="Normal">
      <style:paragraph-properties fo:line-height="100%" fo:margin-bottom="0.0mm"/>
    </style:style>
    <style:style style:family="table-cell" style:name="a0bbf3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5e426" style:parent-style-name="Normal">
      <style:paragraph-properties fo:line-height="100%" fo:margin-bottom="0.0mm"/>
    </style:style>
    <style:style style:family="table-cell" style:name="ac00ad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e638" style:parent-style-name="Normal">
      <style:paragraph-properties fo:line-height="100%" fo:margin-bottom="0.0mm"/>
    </style:style>
    <style:style style:family="table-cell" style:name="a71c0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c0d7a" style:parent-style-name="Normal">
      <style:paragraph-properties fo:line-height="100%" fo:margin-bottom="0.0mm"/>
    </style:style>
    <style:style style:family="table-cell" style:name="adde28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b5784" style:parent-style-name="Normal">
      <style:paragraph-properties fo:line-height="100%" fo:margin-bottom="0.0mm"/>
    </style:style>
    <style:style style:family="table-cell" style:name="aff4d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70c05" style:parent-style-name="Normal">
      <style:paragraph-properties fo:line-height="100%" fo:margin-bottom="0.0mm"/>
    </style:style>
    <style:style style:family="table-cell" style:name="a9c4f1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a4b5c" style:parent-style-name="Normal">
      <style:paragraph-properties fo:line-height="100%" fo:margin-bottom="0.0mm"/>
    </style:style>
    <style:style style:family="table-cell" style:name="a9c65f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d17a1" style:parent-style-name="Normal">
      <style:paragraph-properties fo:line-height="100%" fo:margin-bottom="0.0mm"/>
    </style:style>
    <style:style style:family="table-cell" style:name="abc983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c68cf" style:parent-style-name="Normal">
      <style:paragraph-properties fo:line-height="100%" fo:margin-bottom="0.0mm"/>
    </style:style>
    <style:style style:family="table-cell" style:name="a107c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74ae0" style:parent-style-name="Normal">
      <style:paragraph-properties fo:line-height="100%" fo:margin-bottom="0.0mm"/>
    </style:style>
    <style:style style:family="table-cell" style:name="a26cf4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90efe" style:parent-style-name="Normal">
      <style:paragraph-properties fo:line-height="100%" fo:margin-bottom="0.0mm"/>
    </style:style>
    <style:style style:family="table-cell" style:name="aca4f9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67f28" style:parent-style-name="Normal">
      <style:paragraph-properties fo:line-height="100%" fo:margin-bottom="0.0mm"/>
    </style:style>
    <style:style style:family="table-cell" style:name="a57225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c05d2" style:parent-style-name="Normal">
      <style:paragraph-properties fo:line-height="100%" fo:margin-bottom="0.0mm"/>
    </style:style>
    <style:style style:family="table-cell" style:name="ada07f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31978" style:parent-style-name="Normal">
      <style:paragraph-properties fo:line-height="100%" fo:margin-bottom="0.0mm"/>
    </style:style>
    <style:style style:family="table-cell" style:name="a85e94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03631" style:parent-style-name="Normal">
      <style:paragraph-properties fo:line-height="100%" fo:margin-bottom="0.0mm"/>
    </style:style>
    <style:style style:family="table-cell" style:name="a1597b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685a0" style:parent-style-name="Normal">
      <style:paragraph-properties fo:line-height="100%" fo:margin-bottom="0.0mm"/>
    </style:style>
    <style:style style:family="table-cell" style:name="aff7a7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547d9" style:parent-style-name="Normal">
      <style:paragraph-properties fo:line-height="100%" fo:margin-bottom="0.0mm"/>
    </style:style>
    <style:style style:family="table-cell" style:name="ac77ad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b5e26" style:parent-style-name="Normal">
      <style:paragraph-properties fo:line-height="100%" fo:margin-bottom="0.0mm"/>
    </style:style>
    <style:style style:family="table-cell" style:name="a85169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942b8" style:parent-style-name="Normal">
      <style:paragraph-properties fo:line-height="100%" fo:margin-bottom="0.0mm"/>
    </style:style>
    <style:style style:family="table-cell" style:name="ae84ef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77ea5" style:parent-style-name="Normal">
      <style:paragraph-properties fo:line-height="100%" fo:margin-bottom="0.0mm"/>
    </style:style>
    <style:style style:family="table-cell" style:name="aac774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191db" style:parent-style-name="Normal">
      <style:paragraph-properties fo:line-height="100%" fo:margin-bottom="0.0mm"/>
    </style:style>
    <style:style style:family="table-cell" style:name="abbee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17ec9" style:parent-style-name="Normal">
      <style:paragraph-properties fo:line-height="100%" fo:margin-bottom="0.0mm"/>
    </style:style>
    <style:style style:family="table-cell" style:name="a07d0dc">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d905f6">
      <style:table-column-properties style:rel-column-width="10*"/>
    </style:style>
    <style:style style:family="table" style:name="abaf9cb">
      <style:table-properties fo:margin-left="0.0mm" style:width="5.018cm" table:align="left"/>
    </style:style>
    <style:style style:family="table-cell" style:name="a0953d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c535a" style:parent-style-name="Normal">
      <style:paragraph-properties fo:line-height="100%" fo:margin-bottom="0.0mm"/>
    </style:style>
    <style:style style:family="table-cell" style:name="a0ab56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a0641" style:parent-style-name="Normal">
      <style:paragraph-properties fo:line-height="100%" fo:margin-bottom="0.0mm"/>
    </style:style>
    <style:style style:family="paragraph" style:name="aea16b4" style:parent-style-name="Normal">
      <style:paragraph-properties fo:line-height="100%" fo:margin-bottom="0.0mm"/>
    </style:style>
    <style:style style:family="table-cell" style:name="af17a2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bd7e5" style:parent-style-name="Normal">
      <style:paragraph-properties fo:line-height="100%" fo:margin-bottom="0.0mm"/>
    </style:style>
    <style:style style:family="table-cell" style:name="abfd1b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12cb4" style:parent-style-name="Normal">
      <style:paragraph-properties fo:line-height="100%" fo:margin-bottom="0.0mm"/>
    </style:style>
    <style:style style:family="table-cell" style:name="a3fb75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8fb9b" style:parent-style-name="Normal">
      <style:paragraph-properties fo:line-height="100%" fo:margin-bottom="0.0mm"/>
    </style:style>
    <style:style style:family="table-cell" style:name="ab4376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550a5" style:parent-style-name="Normal">
      <style:paragraph-properties fo:line-height="100%" fo:margin-bottom="0.0mm"/>
      <style:text-properties fo:font-weight="bold" style:font-weight-asian="bold"/>
    </style:style>
    <style:style style:family="table-cell" style:name="a79497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531fd" style:parent-style-name="Normal">
      <style:paragraph-properties fo:line-height="100%" fo:margin-bottom="0.0mm"/>
    </style:style>
    <style:style style:family="table-cell" style:name="a01cb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e3ab0" style:parent-style-name="Normal">
      <style:paragraph-properties fo:line-height="100%" fo:margin-bottom="0.0mm"/>
    </style:style>
    <style:style style:family="table-cell" style:name="a7448b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c120a" style:parent-style-name="Normal">
      <style:paragraph-properties fo:line-height="100%" fo:margin-bottom="0.0mm"/>
    </style:style>
    <style:style style:family="table-cell" style:name="aec4c5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be4a9" style:parent-style-name="Normal">
      <style:paragraph-properties fo:line-height="100%" fo:margin-bottom="0.0mm"/>
      <style:text-properties fo:font-weight="bold" style:font-weight-asian="bold"/>
    </style:style>
    <style:style style:family="table-cell" style:name="a213b2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1ae2d" style:parent-style-name="Normal">
      <style:paragraph-properties fo:line-height="100%" fo:margin-bottom="0.0mm"/>
    </style:style>
    <style:style style:family="table-cell" style:name="abe5e2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2a8fc" style:parent-style-name="Normal">
      <style:paragraph-properties fo:line-height="100%" fo:margin-bottom="0.0mm"/>
    </style:style>
    <style:style style:family="table-cell" style:name="ad5bbe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ddbb3" style:parent-style-name="Normal">
      <style:paragraph-properties fo:line-height="100%" fo:margin-bottom="0.0mm"/>
    </style:style>
    <style:style style:family="table-cell" style:name="a89324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fba1b" style:parent-style-name="Normal">
      <style:paragraph-properties fo:line-height="100%" fo:margin-bottom="0.0mm"/>
      <style:text-properties fo:font-weight="bold" style:font-weight-asian="bold"/>
    </style:style>
    <style:style style:family="table-cell" style:name="ac7055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a69c2" style:parent-style-name="Normal">
      <style:paragraph-properties fo:line-height="100%" fo:margin-bottom="0.0mm"/>
    </style:style>
    <style:style style:family="table-cell" style:name="a0114f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fb08e" style:parent-style-name="Normal">
      <style:paragraph-properties fo:line-height="100%" fo:margin-bottom="0.0mm"/>
    </style:style>
    <style:style style:family="table-cell" style:name="a4c6ad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e25f0" style:parent-style-name="Normal">
      <style:paragraph-properties fo:line-height="100%" fo:margin-bottom="0.0mm"/>
    </style:style>
    <style:style style:family="table-cell" style:name="aca083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f2d87" style:parent-style-name="Normal">
      <style:paragraph-properties fo:line-height="100%" fo:margin-bottom="0.0mm"/>
      <style:text-properties fo:font-weight="bold" style:font-weight-asian="bold"/>
    </style:style>
    <style:style style:family="table-cell" style:name="a86107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8cc5d" style:parent-style-name="Normal">
      <style:paragraph-properties fo:line-height="100%" fo:margin-bottom="0.0mm"/>
    </style:style>
    <style:style style:family="table-cell" style:name="ac7dc3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3d009" style:parent-style-name="Normal">
      <style:paragraph-properties fo:line-height="100%" fo:margin-bottom="0.0mm"/>
    </style:style>
    <style:style style:family="table-cell" style:name="ac06f6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4164" style:parent-style-name="Normal">
      <style:paragraph-properties fo:line-height="100%" fo:margin-bottom="0.0mm"/>
    </style:style>
    <style:style style:family="table-cell" style:name="a7d724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9faa1" style:parent-style-name="Normal">
      <style:paragraph-properties fo:line-height="100%" fo:margin-bottom="0.0mm"/>
      <style:text-properties fo:font-weight="bold" style:font-weight-asian="bold"/>
    </style:style>
    <style:style style:family="table-cell" style:name="a61739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9b2df" style:parent-style-name="Normal">
      <style:paragraph-properties fo:line-height="100%" fo:margin-bottom="0.0mm"/>
    </style:style>
    <style:style style:family="table-cell" style:name="a37195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a27ad" style:parent-style-name="Normal">
      <style:paragraph-properties fo:line-height="100%" fo:margin-bottom="0.0mm"/>
    </style:style>
    <style:style style:family="table-cell" style:name="a58420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37ef0" style:parent-style-name="Normal">
      <style:paragraph-properties fo:line-height="100%" fo:margin-bottom="0.0mm"/>
    </style:style>
    <style:style style:family="table-cell" style:name="aa4313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ca33" style:parent-style-name="Normal">
      <style:paragraph-properties fo:line-height="100%" fo:margin-bottom="0.0mm"/>
    </style:style>
    <style:style style:family="table-cell" style:name="aecf4e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efe61">
      <style:table-column-properties style:rel-column-width="20*"/>
    </style:style>
    <style:style style:family="table" style:name="aa4834f">
      <style:table-properties fo:margin-left="0.0mm" style:width="5.009cm" table:align="left"/>
    </style:style>
    <style:style style:family="table-cell" style:name="a39f94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9dbcb" style:parent-style-name="Normal">
      <style:paragraph-properties fo:line-height="100%" fo:margin-bottom="0.0mm"/>
    </style:style>
    <style:style style:family="paragraph" style:name="af79099" style:parent-style-name="Normal">
      <style:paragraph-properties fo:line-height="100%" fo:margin-bottom="0.0mm"/>
    </style:style>
    <style:style style:family="table-cell" style:name="a65fdd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8640e">
      <style:table-column-properties style:rel-column-width="100*"/>
    </style:style>
    <style:style style:family="table" style:name="a6c0e11">
      <style:table-properties fo:margin-left="0.0mm" style:width="5.009cm" table:align="left"/>
    </style:style>
    <style:style style:family="table-cell" style:name="ace871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fc09a" style:parent-style-name="Normal">
      <style:paragraph-properties fo:line-height="100%" fo:margin-bottom="0.0mm"/>
    </style:style>
    <style:style style:family="paragraph" style:name="a254c2e" style:parent-style-name="Normal">
      <style:paragraph-properties fo:line-height="100%" fo:margin-bottom="0.0mm"/>
    </style:style>
    <style:style style:family="table-cell" style:name="ab55d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dce84" style:parent-style-name="Normal">
      <style:paragraph-properties fo:line-height="100%" fo:margin-bottom="0.0mm"/>
      <style:text-properties fo:font-weight="bold" style:font-weight-asian="bold" style:text-underline-style="solid"/>
    </style:style>
    <style:style style:family="table-cell" style:name="a7fa87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184f9" style:parent-style-name="Normal">
      <style:paragraph-properties fo:line-height="100%" fo:margin-bottom="0.0mm"/>
      <style:text-properties style:text-underline-style="solid"/>
    </style:style>
    <style:style style:family="table-cell" style:name="a1df4d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d734e" style:parent-style-name="Normal">
      <style:paragraph-properties fo:line-height="100%" fo:margin-bottom="0.0mm"/>
      <style:text-properties style:text-underline-style="solid"/>
    </style:style>
    <style:style style:family="table-cell" style:name="a5fc8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5b513" style:parent-style-name="Normal">
      <style:paragraph-properties fo:line-height="100%" fo:margin-bottom="0.0mm"/>
      <style:text-properties style:text-underline-style="solid"/>
    </style:style>
    <style:style style:family="table-cell" style:name="ac0381a">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845fdd">
      <style:table-column-properties style:rel-column-width="100*"/>
    </style:style>
    <style:style style:family="table" style:name="a917c70">
      <style:table-properties fo:margin-left="0.0mm" style:width="5.008cm" table:align="left"/>
    </style:style>
    <style:style style:family="table-cell" style:name="a0658a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da753" style:parent-style-name="Normal">
      <style:paragraph-properties fo:line-height="100%" fo:margin-bottom="0.0mm"/>
    </style:style>
    <style:style style:family="table-cell" style:name="a06f2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c07b7" style:parent-style-name="Normal">
      <style:paragraph-properties fo:line-height="100%" fo:margin-bottom="0.0mm"/>
    </style:style>
    <style:style style:family="paragraph" style:name="a764215" style:parent-style-name="Normal">
      <style:paragraph-properties fo:line-height="100%" fo:margin-bottom="0.0mm"/>
    </style:style>
    <style:style style:family="table-cell" style:name="a67df0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847ca" style:parent-style-name="Normal">
      <style:paragraph-properties fo:line-height="100%" fo:margin-bottom="0.0mm"/>
    </style:style>
    <style:style style:family="table-cell" style:name="af4e7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a9787" style:parent-style-name="Normal">
      <style:paragraph-properties fo:line-height="100%" fo:margin-bottom="0.0mm"/>
    </style:style>
    <style:style style:family="table-cell" style:name="afcfc8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d5b5b" style:parent-style-name="Normal">
      <style:paragraph-properties fo:line-height="100%" fo:margin-bottom="0.0mm"/>
    </style:style>
    <style:style style:family="table-cell" style:name="a184bb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98a9b" style:parent-style-name="Normal">
      <style:paragraph-properties fo:line-height="100%" fo:margin-bottom="0.0mm"/>
    </style:style>
    <style:style style:family="table-cell" style:name="a02f6b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3565f" style:parent-style-name="Normal">
      <style:paragraph-properties fo:line-height="100%" fo:margin-bottom="0.0mm"/>
    </style:style>
    <style:style style:family="table-cell" style:name="a00649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1b48f7">
      <style:table-column-properties style:rel-column-width="33*"/>
    </style:style>
    <style:style style:family="table" style:name="ac1b8c1">
      <style:table-properties fo:margin-left="0.0mm" style:width="5.009cm" table:align="left"/>
    </style:style>
    <style:style style:family="table-cell" style:name="ad4b08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a6e1d" style:parent-style-name="Normal">
      <style:paragraph-properties fo:line-height="100%" fo:margin-bottom="0.0mm"/>
    </style:style>
    <style:style style:family="table-cell" style:name="afae34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80d06" style:parent-style-name="Normal">
      <style:paragraph-properties fo:line-height="100%" fo:margin-bottom="0.0mm"/>
    </style:style>
    <style:style style:family="paragraph" style:name="a7afd86" style:parent-style-name="Normal">
      <style:paragraph-properties fo:line-height="100%" fo:margin-bottom="0.0mm"/>
    </style:style>
    <style:style style:family="table-cell" style:name="ae0ace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328f0" style:parent-style-name="Normal">
      <style:paragraph-properties fo:line-height="100%" fo:margin-bottom="0.0mm"/>
    </style:style>
    <style:style style:family="paragraph" style:name="aaba600" style:parent-style-name="Normal">
      <style:paragraph-properties fo:line-height="100%" fo:margin-bottom="0.0mm"/>
    </style:style>
    <style:style style:family="table-cell" style:name="af585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0c762" style:parent-style-name="Normal">
      <style:paragraph-properties fo:line-height="100%" fo:margin-bottom="0.0mm"/>
      <style:text-properties fo:font-style="italic" fo:font-weight="bold" style:font-style-asian="italic" style:font-weight-asian="bold" style:text-underline-style="solid"/>
    </style:style>
    <style:style style:family="table-cell" style:name="ae9b5fe">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70d342">
      <style:table-column-properties style:rel-column-width="27*"/>
    </style:style>
    <style:style style:family="table-column" style:name="aff09f4">
      <style:table-column-properties style:rel-column-width="73*"/>
    </style:style>
    <style:style style:family="table" style:name="a6e29c8">
      <style:table-properties fo:margin-left="0.0mm" style:width="1.469cm" table:align="left"/>
    </style:style>
    <style:style style:family="table-cell" style:name="aa8b21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ab07b" style:parent-style-name="Normal">
      <style:paragraph-properties fo:line-height="100%" fo:margin-bottom="0.0mm"/>
    </style:style>
    <style:style style:family="table-cell" style:name="aa74c0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063c3" style:parent-style-name="Normal">
      <style:paragraph-properties fo:line-height="100%" fo:margin-bottom="0.0mm"/>
    </style:style>
    <style:style style:family="table-cell" style:name="afdfda2">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d0dc9c">
      <style:table-column-properties style:rel-column-width="20*"/>
    </style:style>
    <style:style style:family="table-column" style:name="a47401b">
      <style:table-column-properties style:rel-column-width="37*"/>
    </style:style>
    <style:style style:family="table-column" style:name="aa5aca4">
      <style:table-column-properties style:rel-column-width="24*"/>
    </style:style>
    <style:style style:family="table-column" style:name="af4cba9">
      <style:table-column-properties style:rel-column-width="20*"/>
    </style:style>
    <style:style style:family="table" style:name="a2c06ff">
      <style:table-properties fo:margin-left="0.0mm" style:width="5.018cm" table:align="left"/>
    </style:style>
    <style:style style:family="table-cell" style:name="a00ff6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1fce1" style:parent-style-name="Normal">
      <style:paragraph-properties fo:line-height="100%" fo:margin-bottom="0.0mm"/>
    </style:style>
    <style:style style:family="text" style:name="a34e63c" style:parent-style-name="DefaultParagraphFont">
      <style:text-properties fo:font-style="italic" style:font-style-asian="italic" style:text-underline-style="solid"/>
    </style:style>
    <style:style style:family="text" style:name="a56e09f" style:parent-style-name="DefaultParagraphFont">
      <style:text-properties fo:font-weight="bold" style:font-weight-asian="bold" style:text-underline-style="solid"/>
    </style:style>
    <style:style style:family="text" style:name="a3edd14" style:parent-style-name="DefaultParagraphFont">
      <style:text-properties fo:font-style="italic" fo:font-weight="bold" style:font-style-asian="italic" style:font-weight-asian="bold"/>
    </style:style>
    <style:style style:family="table-cell" style:name="aab6a9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11b69" style:parent-style-name="Normal">
      <style:paragraph-properties fo:line-height="100%" fo:margin-bottom="0.0mm"/>
    </style:style>
    <style:style style:family="paragraph" style:name="ae53f67" style:parent-style-name="Normal">
      <style:paragraph-properties fo:line-height="100%" fo:margin-bottom="0.0mm"/>
    </style:style>
    <style:style style:family="table-cell" style:name="acf3b0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4b722" style:parent-style-name="Normal">
      <style:paragraph-properties fo:line-height="100%" fo:margin-bottom="0.0mm"/>
      <style:text-properties style:text-underline-style="solid"/>
    </style:style>
    <style:style style:family="table-cell" style:name="a5490c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f8192" style:parent-style-name="Normal">
      <style:paragraph-properties fo:line-height="100%" fo:margin-bottom="0.0mm"/>
      <style:text-properties fo:font-style="italic" style:font-style-asian="italic"/>
    </style:style>
    <style:style style:family="table-cell" style:name="a5cfb9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f3bb9" style:parent-style-name="Normal">
      <style:paragraph-properties fo:line-height="100%" fo:margin-bottom="0.0mm"/>
      <style:text-properties fo:font-weight="bold" style:font-weight-asian="bold"/>
    </style:style>
    <style:style style:family="table-cell" style:name="a1cfb8f">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047f0c">
      <style:table-column-properties style:rel-column-width="50*"/>
    </style:style>
    <style:style style:family="table" style:name="a1eaf7e">
      <style:table-properties fo:margin-left="0.0mm" style:width="5.008cm" table:align="left"/>
    </style:style>
    <style:style style:family="table-cell" style:name="aeda327">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85fb36">
      <style:table-column-properties style:rel-column-width="33*"/>
    </style:style>
    <style:style style:family="table" style:name="a0096f7">
      <style:table-properties fo:margin-left="0.0mm" style:width="16.249cm" table:align="left"/>
    </style:style>
    <style:style style:family="paragraph" style:name="aa8dcda" style:parent-style-name="Normal">
      <style:paragraph-properties fo:break-before="page"/>
    </style:style>
  </office:automatic-styles>
  <office:body>
    <office:text>
      <text:p text:style-name="aa8dcda"/>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a0096f7">
        <table:table-column table:number-columns-repeated="3" table:style-name="a85fb36"/>
        <table:table-row>
          <table:table-cell table:style-name="aeda327">
            <table:table table:style-name="a1eaf7e">
              <table:table-column table:number-columns-repeated="2" table:style-name="a047f0c"/>
              <table:table-row>
                <table:table-cell table:style-name="a1cfb8f">
                  <text:p text:style-name="a7f3bb9">TextI</text:p>
                </table:table-cell>
                <table:table-cell table:style-name="a5cfb94">
                  <text:p text:style-name="a6f8192">Text</text:p>
                </table:table-cell>
              </table:table-row>
              <table:table-row>
                <table:table-cell table:style-name="a5490c8">
                  <text:p text:style-name="a54b722">Text</text:p>
                </table:table-cell>
                <table:table-cell table:style-name="acf3b00">
                  <text:p text:style-name="ae53f67">Text</text:p>
                </table:table-cell>
              </table:table-row>
            </table:table>
            <text:p text:style-name="a211b69"/>
          </table:table-cell>
          <table:table-cell table:style-name="aab6a97">
            <text:p text:style-name="NormalWeb">Dass der eher eindimensionale Nationalstürmertyp Gomez den früheren<text:s/>Na<text:span text:style-name="a3edd14">tionalstürmer<text:s/>H</text:span>oeneß nicht grenzenlos begeistert, das hatte der Klubpatron schon Frühjahr geäußert, als Meister<text:s/>Dortmund<text:s/>davonzog. Gomez bewege sich zu wenig, kritisierte Hoeneß - eine Ansicht, die der mit ihm freundschaftlich verbundene<text:s/>Amateur-Tr<text:span text:style-name="a56e09f">ainer<text:s/>Mehmet Sc</text:span>holl während der EM als TV-Experte ("wundgelegen") praktischerweise zuspitzte. Die neue Debatte begann nun am Wochenende, als Hoeneß, wie er selbst sagt, "in einem<text:s/>Bierzelt<text:s/>bei e<text:span text:style-name="a34e63c">inem Fan</text:span>treffen im bayerischen Wald" über Gomez urteilte, dieser sei "gut, aber nicht sehr gut". Tags darauf hat der Präsident zielsicher nachgelegt, als er Gomez die Niederlage gegen Chelsea zuschanzte</text:p>
            <text:p text:style-name="a51fce1"/>
          </table:table-cell>
          <table:table-cell table:style-name="a00ff62">
            <table:table table:style-name="a2c06ff">
              <table:table-column table:style-name="af4cba9"/>
              <table:table-column table:style-name="aa5aca4"/>
              <table:table-column table:style-name="a47401b"/>
              <table:table-column table:style-name="ad0dc9c"/>
              <table:table-row>
                <table:table-cell table:style-name="afdfda2">
                  <text:p text:style-name="a7063c3">Svante</text:p>
                </table:table-cell>
                <table:table-cell table:style-name="aa74c05">
                  <text:p text:style-name="a0ab07b">Text</text:p>
                </table:table-cell>
                <table:table-cell table:style-name="aa8b217">
                  <table:table table:style-name="a6e29c8">
                    <table:table-column table:style-name="aff09f4"/>
                    <table:table-column table:style-name="a70d342"/>
                    <table:table-row>
                      <table:table-cell table:style-name="ae9b5fe">
                        <text:p text:style-name="ac0c762">Text</text:p>
                      </table:table-cell>
                      <table:table-cell table:style-name="af585e1">
                        <text:p text:style-name="aaba600"/>
                      </table:table-cell>
                    </table:table-row>
                  </table:table>
                  <text:p text:style-name="a7328f0"/>
                </table:table-cell>
                <table:table-cell table:style-name="ae0acef">
                  <text:p text:style-name="a7afd86"/>
                </table:table-cell>
              </table:table-row>
            </table:table>
            <text:p text:style-name="aa80d06"/>
          </table:table-cell>
        </table:table-row>
        <table:table-row>
          <table:table-cell table:style-name="afae34c">
            <text:p text:style-name="aaa6e1d"/>
          </table:table-cell>
          <table:table-cell table:style-name="ad4b08f">
            <table:table table:style-name="ac1b8c1">
              <table:table-column table:number-columns-repeated="3" table:style-name="a1b48f7"/>
              <table:table-row>
                <table:table-cell table:style-name="a006494">
                  <text:p text:style-name="af3565f"/>
                </table:table-cell>
                <table:table-cell table:style-name="a02f6b8">
                  <text:p text:style-name="a598a9b"/>
                </table:table-cell>
                <table:table-cell table:style-name="a184bb0">
                  <text:p text:style-name="a0d5b5b"/>
                </table:table-cell>
              </table:table-row>
              <table:table-row>
                <table:table-cell table:style-name="afcfc89">
                  <text:p text:style-name="a7a9787"/>
                </table:table-cell>
                <table:table-cell table:style-name="af4e750">
                  <text:p text:style-name="ab847ca"/>
                </table:table-cell>
                <table:table-cell table:style-name="a67df07">
                  <text:p text:style-name="a764215"/>
                </table:table-cell>
              </table:table-row>
            </table:table>
            <text:p text:style-name="abc07b7"/>
          </table:table-cell>
          <table:table-cell table:style-name="a06f250">
            <text:p text:style-name="aada753"/>
          </table:table-cell>
        </table:table-row>
        <table:table-row>
          <table:table-cell table:style-name="a0658a1">
            <table:table table:style-name="a917c70">
              <table:table-column table:style-name="a845fdd"/>
              <table:table-row>
                <table:table-cell table:style-name="ac0381a">
                  <text:p text:style-name="a05b513">Gomez bewege sich zu wenig</text:p>
                </table:table-cell>
              </table:table-row>
              <table:table-row>
                <table:table-cell table:style-name="a5fc850">
                  <text:p text:style-name="a3d734e">Gomez bewege sich zu wenig</text:p>
                </table:table-cell>
              </table:table-row>
              <table:table-row>
                <table:table-cell table:style-name="a1df4d6">
                  <text:p text:style-name="a9184f9">Gomez bewege sich zu wenig</text:p>
                </table:table-cell>
              </table:table-row>
              <table:table-row>
                <table:table-cell table:style-name="a7fa87f">
                  <text:p text:style-name="a6dce84">Gomez bewege sich zu wenig</text:p>
                </table:table-cell>
              </table:table-row>
              <table:table-row>
                <table:table-cell table:style-name="ab55d1c">
                  <text:p text:style-name="a254c2e">Gomez bewege sich zu wenig</text:p>
                </table:table-cell>
              </table:table-row>
            </table:table>
            <text:p text:style-name="a7fc09a"/>
          </table:table-cell>
          <table:table-cell table:style-name="ace8717">
            <table:table table:style-name="a6c0e11">
              <table:table-column table:style-name="ab8640e"/>
              <table:table-row>
                <table:table-cell table:style-name="a65fdd9">
                  <text:p text:style-name="af79099"/>
                </table:table-cell>
              </table:table-row>
            </table:table>
            <text:p text:style-name="a69dbcb"/>
          </table:table-cell>
          <table:table-cell table:style-name="a39f94a">
            <table:table table:style-name="aa4834f">
              <table:table-column table:number-columns-repeated="5" table:style-name="abefe61"/>
              <table:table-row>
                <table:table-cell table:style-name="aecf4e4">
                  <text:p text:style-name="aa6ca33">1</text:p>
                </table:table-cell>
                <table:table-cell table:style-name="aa43138">
                  <text:p text:style-name="a037ef0"/>
                </table:table-cell>
                <table:table-cell table:style-name="a584209">
                  <text:p text:style-name="a5a27ad"/>
                </table:table-cell>
                <table:table-cell table:style-name="a371953">
                  <text:p text:style-name="ad9b2df"/>
                </table:table-cell>
                <table:table-cell table:style-name="a61739b">
                  <text:p text:style-name="a29faa1">5</text:p>
                </table:table-cell>
              </table:table-row>
              <table:table-row>
                <table:table-cell table:style-name="a7d724b">
                  <text:p text:style-name="aa64164"/>
                </table:table-cell>
                <table:table-cell table:style-name="ac06f6c">
                  <text:p text:style-name="a53d009"/>
                </table:table-cell>
                <table:table-cell table:style-name="ac7dc3e">
                  <text:p text:style-name="a48cc5d"/>
                </table:table-cell>
                <table:table-cell table:style-name="a86107b">
                  <text:p text:style-name="a3f2d87">4</text:p>
                </table:table-cell>
                <table:table-cell table:style-name="aca083d">
                  <text:p text:style-name="a1e25f0"/>
                </table:table-cell>
              </table:table-row>
              <table:table-row>
                <table:table-cell table:style-name="a4c6ad0">
                  <text:p text:style-name="a9fb08e"/>
                </table:table-cell>
                <table:table-cell table:style-name="a0114f4">
                  <text:p text:style-name="a4a69c2"/>
                </table:table-cell>
                <table:table-cell table:style-name="ac70559">
                  <text:p text:style-name="a8fba1b">3</text:p>
                </table:table-cell>
                <table:table-cell table:style-name="a89324c">
                  <text:p text:style-name="a6ddbb3"/>
                </table:table-cell>
                <table:table-cell table:style-name="ad5bbe4">
                  <text:p text:style-name="ad2a8fc"/>
                </table:table-cell>
              </table:table-row>
              <table:table-row>
                <table:table-cell table:style-name="abe5e2f">
                  <text:p text:style-name="aa1ae2d"/>
                </table:table-cell>
                <table:table-cell table:style-name="a213b23">
                  <text:p text:style-name="a8be4a9">2</text:p>
                </table:table-cell>
                <table:table-cell table:style-name="aec4c53">
                  <text:p text:style-name="a5c120a"/>
                </table:table-cell>
                <table:table-cell table:style-name="a7448bc">
                  <text:p text:style-name="a5e3ab0"/>
                </table:table-cell>
                <table:table-cell table:style-name="a01cb14">
                  <text:p text:style-name="aa531fd"/>
                </table:table-cell>
              </table:table-row>
              <table:table-row>
                <table:table-cell table:style-name="a794974">
                  <text:p text:style-name="a1550a5">1</text:p>
                </table:table-cell>
                <table:table-cell table:style-name="ab43760">
                  <text:p text:style-name="ad8fb9b"/>
                </table:table-cell>
                <table:table-cell table:style-name="a3fb75f">
                  <text:p text:style-name="ab12cb4"/>
                </table:table-cell>
                <table:table-cell table:style-name="abfd1bb">
                  <text:p text:style-name="a0bd7e5"/>
                </table:table-cell>
                <table:table-cell table:style-name="af17a25">
                  <text:p text:style-name="aea16b4"/>
                </table:table-cell>
              </table:table-row>
            </table:table>
            <text:p text:style-name="afa0641"/>
          </table:table-cell>
        </table:table-row>
        <table:table-row>
          <table:table-cell table:style-name="a0ab569">
            <text:p text:style-name="a6c535a"/>
          </table:table-cell>
          <table:table-cell table:style-name="a0953d3">
            <table:table table:style-name="abaf9cb">
              <table:table-column table:number-columns-repeated="10" table:style-name="ad905f6"/>
              <table:table-row>
                <table:table-cell table:style-name="a07d0dc">
                  <text:p text:style-name="a417ec9"/>
                </table:table-cell>
                <table:table-cell table:style-name="abbee14">
                  <text:p text:style-name="a8191db"/>
                </table:table-cell>
                <table:table-cell table:style-name="aac774c">
                  <text:p text:style-name="a877ea5"/>
                </table:table-cell>
                <table:table-cell table:style-name="ae84efd">
                  <text:p text:style-name="a0942b8"/>
                </table:table-cell>
                <table:table-cell table:style-name="a851696">
                  <text:p text:style-name="a4b5e26"/>
                </table:table-cell>
                <table:table-cell table:style-name="ac77ad6">
                  <text:p text:style-name="a5547d9"/>
                </table:table-cell>
                <table:table-cell table:style-name="aff7a7b">
                  <text:p text:style-name="a5685a0"/>
                </table:table-cell>
                <table:table-cell table:style-name="a1597b8">
                  <text:p text:style-name="ae03631"/>
                </table:table-cell>
                <table:table-cell table:style-name="a85e941">
                  <text:p text:style-name="a831978"/>
                </table:table-cell>
                <table:table-cell table:style-name="ada07f5">
                  <text:p text:style-name="a2c05d2"/>
                </table:table-cell>
              </table:table-row>
              <table:table-row>
                <table:table-cell table:style-name="a57225f">
                  <text:p text:style-name="af67f28"/>
                </table:table-cell>
                <table:table-cell table:style-name="aca4f96">
                  <text:p text:style-name="af90efe"/>
                </table:table-cell>
                <table:table-cell table:style-name="a26cf47">
                  <text:p text:style-name="a074ae0"/>
                </table:table-cell>
                <table:table-cell table:style-name="a107ce2">
                  <text:p text:style-name="a6c68cf"/>
                </table:table-cell>
                <table:table-cell table:style-name="abc9835">
                  <text:p text:style-name="afd17a1"/>
                </table:table-cell>
                <table:table-cell table:style-name="a9c65fc">
                  <text:p text:style-name="a7a4b5c"/>
                </table:table-cell>
                <table:table-cell table:style-name="a9c4f1b">
                  <text:p text:style-name="a670c05"/>
                </table:table-cell>
                <table:table-cell table:style-name="aff4d97">
                  <text:p text:style-name="a1b5784"/>
                </table:table-cell>
                <table:table-cell table:style-name="adde28e">
                  <text:p text:style-name="adc0d7a"/>
                </table:table-cell>
                <table:table-cell table:style-name="a71c0a9">
                  <text:p text:style-name="a0de638"/>
                </table:table-cell>
              </table:table-row>
              <table:table-row>
                <table:table-cell table:style-name="ac00ad0">
                  <text:p text:style-name="a95e426"/>
                </table:table-cell>
                <table:table-cell table:style-name="a0bbf38">
                  <text:p text:style-name="a26c15f"/>
                </table:table-cell>
                <table:table-cell table:style-name="a2ce2e1">
                  <text:p text:style-name="a7ed144"/>
                </table:table-cell>
                <table:table-cell table:style-name="a67823f">
                  <text:p text:style-name="a7ee844"/>
                </table:table-cell>
                <table:table-cell table:style-name="a5bdfa4">
                  <text:p text:style-name="af75a27"/>
                </table:table-cell>
                <table:table-cell table:style-name="adf7091">
                  <text:p text:style-name="a1e4199"/>
                </table:table-cell>
                <table:table-cell table:style-name="af8d716">
                  <text:p text:style-name="ad049bb"/>
                </table:table-cell>
                <table:table-cell table:style-name="a5814dc">
                  <text:p text:style-name="a1d5d04"/>
                </table:table-cell>
                <table:table-cell table:style-name="abc0990">
                  <text:p text:style-name="ab32aa3"/>
                </table:table-cell>
                <table:table-cell table:style-name="a0f26b3">
                  <text:p text:style-name="a9aa643"/>
                </table:table-cell>
              </table:table-row>
              <table:table-row>
                <table:table-cell table:style-name="a2b5f1c">
                  <text:p text:style-name="a79bbdc"/>
                </table:table-cell>
                <table:table-cell table:style-name="a38f8a8">
                  <text:p text:style-name="a49abdd"/>
                </table:table-cell>
                <table:table-cell table:style-name="a514ada">
                  <text:p text:style-name="ac321fa"/>
                </table:table-cell>
                <table:table-cell table:style-name="a4ddd7d">
                  <text:p text:style-name="ad55b5c"/>
                </table:table-cell>
                <table:table-cell table:style-name="a920674">
                  <text:p text:style-name="a6bd6f0"/>
                </table:table-cell>
                <table:table-cell table:style-name="ac9565e">
                  <text:p text:style-name="ac85526"/>
                </table:table-cell>
                <table:table-cell table:style-name="a6c17a5">
                  <text:p text:style-name="a6b9a65"/>
                </table:table-cell>
                <table:table-cell table:style-name="ac51c2e">
                  <text:p text:style-name="a30b9da"/>
                </table:table-cell>
                <table:table-cell table:style-name="add51c7">
                  <text:p text:style-name="a02e4a0"/>
                </table:table-cell>
                <table:table-cell table:style-name="a4a55e6">
                  <text:p text:style-name="abf133c"/>
                </table:table-cell>
              </table:table-row>
              <table:table-row>
                <table:table-cell table:style-name="a59c57f">
                  <text:p text:style-name="a0f9dff"/>
                </table:table-cell>
                <table:table-cell table:style-name="a6b8df9">
                  <text:p text:style-name="ab23abe"/>
                </table:table-cell>
                <table:table-cell table:style-name="abe506e">
                  <text:p text:style-name="ad71d00"/>
                </table:table-cell>
                <table:table-cell table:style-name="a3a38dd">
                  <text:p text:style-name="a7c5f8b"/>
                </table:table-cell>
                <table:table-cell table:style-name="a6cbef4">
                  <text:p text:style-name="a91acdc"/>
                </table:table-cell>
                <table:table-cell table:style-name="a72de8d">
                  <text:p text:style-name="aaf8e25"/>
                </table:table-cell>
                <table:table-cell table:style-name="acbb208">
                  <text:p text:style-name="a8a1ea8"/>
                </table:table-cell>
                <table:table-cell table:style-name="a4b392a">
                  <text:p text:style-name="a6a5b9f"/>
                </table:table-cell>
                <table:table-cell table:style-name="ab8bb1a">
                  <text:p text:style-name="ab22716"/>
                </table:table-cell>
                <table:table-cell table:style-name="a25daa9">
                  <text:p text:style-name="a2f9655"/>
                </table:table-cell>
              </table:table-row>
              <table:table-row>
                <table:table-cell table:style-name="a17600a">
                  <text:p text:style-name="a228aba"/>
                </table:table-cell>
                <table:table-cell table:style-name="a0f2b8d">
                  <text:p text:style-name="ace1e3c"/>
                </table:table-cell>
                <table:table-cell table:style-name="a8bf925">
                  <text:p text:style-name="a1c5adf"/>
                </table:table-cell>
                <table:table-cell table:style-name="acfd4b0">
                  <text:p text:style-name="ac046cb"/>
                </table:table-cell>
                <table:table-cell table:style-name="a9d9b48">
                  <text:p text:style-name="ac6c4f5"/>
                </table:table-cell>
                <table:table-cell table:style-name="a10e62b">
                  <text:p text:style-name="a346464"/>
                </table:table-cell>
                <table:table-cell table:style-name="aee7ff5">
                  <text:p text:style-name="a13368b"/>
                </table:table-cell>
                <table:table-cell table:style-name="a864d34">
                  <text:p text:style-name="ac26755"/>
                </table:table-cell>
                <table:table-cell table:style-name="af69d91">
                  <text:p text:style-name="ae7d7cb"/>
                </table:table-cell>
                <table:table-cell table:style-name="a546b25">
                  <text:p text:style-name="aaca66c"/>
                </table:table-cell>
              </table:table-row>
              <table:table-row>
                <table:table-cell table:style-name="ab061a5">
                  <text:p text:style-name="aee9ea6"/>
                </table:table-cell>
                <table:table-cell table:style-name="aeddf84">
                  <text:p text:style-name="a6c3b16"/>
                </table:table-cell>
                <table:table-cell table:style-name="af3bf34">
                  <text:p text:style-name="a2d7c6a"/>
                </table:table-cell>
                <table:table-cell table:style-name="a76d722">
                  <text:p text:style-name="a33910e"/>
                </table:table-cell>
                <table:table-cell table:style-name="ad0031e">
                  <text:p text:style-name="ada6805"/>
                </table:table-cell>
                <table:table-cell table:style-name="a537244">
                  <text:p text:style-name="a040b9e"/>
                </table:table-cell>
                <table:table-cell table:style-name="a112096">
                  <text:p text:style-name="ab446cc"/>
                </table:table-cell>
                <table:table-cell table:style-name="ae713e2">
                  <text:p text:style-name="aede270"/>
                </table:table-cell>
                <table:table-cell table:style-name="a4167a4">
                  <text:p text:style-name="a87f5d0"/>
                </table:table-cell>
                <table:table-cell table:style-name="ab2abf4">
                  <text:p text:style-name="a1397f4"/>
                </table:table-cell>
              </table:table-row>
              <table:table-row>
                <table:table-cell table:style-name="ae4d7bd">
                  <text:p text:style-name="a6ef5cc"/>
                </table:table-cell>
                <table:table-cell table:style-name="af04ecc">
                  <text:p text:style-name="a14ab43"/>
                </table:table-cell>
                <table:table-cell table:style-name="a5f8068">
                  <text:p text:style-name="ac37b96"/>
                </table:table-cell>
                <table:table-cell table:style-name="a82ab88">
                  <text:p text:style-name="a9567ac"/>
                </table:table-cell>
                <table:table-cell table:style-name="af4a1e9">
                  <text:p text:style-name="abbe732"/>
                </table:table-cell>
                <table:table-cell table:style-name="a8f3383">
                  <text:p text:style-name="ab3f3c1"/>
                </table:table-cell>
                <table:table-cell table:style-name="a908016">
                  <text:p text:style-name="a1de35f"/>
                </table:table-cell>
                <table:table-cell table:style-name="a6204f1">
                  <text:p text:style-name="a5d01f5"/>
                </table:table-cell>
                <table:table-cell table:style-name="a9b191a">
                  <text:p text:style-name="a7fafc5"/>
                </table:table-cell>
                <table:table-cell table:style-name="a4aea6e">
                  <text:p text:style-name="a9cc4ce"/>
                </table:table-cell>
              </table:table-row>
            </table:table>
            <text:p text:style-name="ae63268"/>
          </table:table-cell>
          <table:table-cell table:style-name="a1c57b3">
            <text:p text:style-name="afb01b2"/>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Uli Hoeneß<text:s/>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isplay-name="Normal (Web)" style:family="paragraph" style:name="NormalWeb" style:parent-style-name="Normal">
      <style:paragraph-properties fo:line-height="100%" fo:margin-bottom="1.76mm" fo:margin-top="1.76mm"/>
      <style:text-properties fo:font-size="12.0pt" style:font-name="Times New Roman" style:font-name-asian="Times New Roman" style:font-name-complex="Times New Roman" style:font-size-asian="12.0pt"/>
    </style:style>
    <style:style style:display-name="Default Paragraph Font" style:family="text" style:name="DefaultParagraphFont" style:parent-style-name="default_character_style"/>
    <style:style style:display-name="Hyperlink" style:family="text" style:name="Hyperlink" style:parent-style-name="DefaultParagraphFont">
      <style:text-properties fo:color="#0000FF" style:text-underline-style="solid"/>
    </style:style>
    <style:default-style style:family="graphic">
      <style:graphic-properties draw:fill="solid" draw:fill-color="#4f81bd"/>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0</dc:date>
    <meta:editing-cycles>2</meta:editing-cycles>
    <meta:editing-duration>PT0.013S</meta:editing-duration>
  </office:meta>
</office:document-meta>
</file>